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4839in" svg:y="1.8071in">
            <draw:object draw:notify-on-update-of-ranges="Sheet1.D11:Sheet1.D11 Sheet1.D12:Sheet1.D15 Sheet1.E11:Sheet1.E11 Sheet1.E12:Sheet1.E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2" table:number-rows-repeated="4">
          <table:table-cell table:number-columns-repeated="5"/>
        </table:table-row>
        <table:table-row table:style-name="ro1">
          <table:table-cell table:number-columns-repeated="5"/>
        </table:table-row>
        <table:table-row table:style-name="ro2" table:number-rows-repeated="4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4-03-29T18:38:43.236073066</meta:creation-date>
    <dc:date>2014-03-29T18:39:52.689481030</dc:date>
    <dc:creator>Markus Mohrhard</dc:creator>
    <meta:editing-duration>P0D</meta:editing-duration>
    <meta:editing-cycles>1</meta:editing-cycles>
    <meta:document-statistic meta:table-count="1" meta:cell-count="10" meta:object-count="1"/>
    <meta:generator>LibreOfficeDev/4.3.0.0.alpha0$Linux_X86_64 LibreOffice_project/86b4603766f45f5a15fb59728839fed1da6fd4da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21cm" svg:y="3.952cm" style:legend-expansion="high" chart:style-name="ch2"/>
        <chart:plot-area chart:style-name="ch3" table:cell-range-address="Sheet1.D11:Sheet1.E15" chart:data-source-has-labels="row" svg:x="0.77cm" svg:y="0.855cm" svg:width="12.611cm" svg:height="7.545cm">
          <chartooo:coordinate-region svg:x="1.206cm" svg:y="1.054cm" svg:width="12.08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2:Sheet1.D15" chart:label-cell-address="Sheet1.D11:Sheet1.D11" chart:class="chart:line">
            <chart:data-point chart:repeated="4"/>
          </chart:series>
          <chart:series chart:style-name="ch7" chart:values-cell-range-address="Sheet1.E12:Sheet1.E15" chart:label-cell-address="Sheet1.E11:Sheet1.E11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1</text:p>
                <draw:g>
                  <svg:desc>Sheet1.D11:Sheet1.D11</svg:desc>
                </draw:g>
              </table:table-cell>
              <table:table-cell office:value-type="string">
                <text:p>col2</text:p>
                <draw:g>
                  <svg:desc>Sheet1.E11:Sheet1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12:Sheet1.D15</svg:desc>
                </draw:g>
              </table:table-cell>
              <table:table-cell office:value-type="float" office:value="2">
                <text:p>2</text:p>
                <draw:g>
                  <svg:desc>Sheet1.E12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4.3.0.0.alpha0$Linux_X86_64 LibreOffice_project/86b4603766f45f5a15fb59728839fed1da6fd4d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